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000000100761AA530.png" manifest:media-type="image/png"/>
  <manifest:file-entry manifest:full-path="Pictures/1000000100000100000001004EB2468A.png" manifest:media-type="image/png"/>
  <manifest:file-entry manifest:full-path="Pictures/1000000100000100000001002CA88564.png" manifest:media-type="image/png"/>
  <manifest:file-entry manifest:full-path="Pictures/1000000100000100000001007ED05D2F.png" manifest:media-type="image/png"/>
  <manifest:file-entry manifest:full-path="Pictures/1000000100000100000001000AEE0BAC.png" manifest:media-type="image/png"/>
  <manifest:file-entry manifest:full-path="Pictures/1000000100000100000001006C5C89AB.png" manifest:media-type="image/png"/>
  <manifest:file-entry manifest:full-path="Pictures/100000010000010000000100316D5D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tillium Web SemiBold" svg:font-family="'Titillium Web SemiBol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Titillium Web SemiBold" fo:font-size="12pt"/>
    </style:style>
    <style:style style:name="P3" style:family="paragraph">
      <loext:graphic-properties draw:fill="none" draw:fill-color="#ffffff"/>
      <style:text-properties style:font-name="Titillium Web SemiBold" fo:font-size="12pt"/>
    </style:style>
    <style:style style:name="P4" style:family="paragraph">
      <loext:graphic-properties draw:fill-color="#ffffff"/>
    </style:style>
    <style:style style:name="T1" style:family="text">
      <style:text-properties style:font-name="Titillium Web Semi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3.243cm" svg:height="3.243cm" svg:x="2cm" svg:y="2.368cm">
          <draw:image xlink:href="Pictures/1000000100000100000001004EB2468A.png" xlink:type="simple" xlink:show="embed" xlink:actuate="onLoad" draw:mime-type="image/png">
            <text:p/>
          </draw:image>
        </draw:frame>
        <draw:frame draw:style-name="gr2" draw:text-style-name="P3" draw:layer="layout" svg:width="3.243cm" svg:height="0.894cm" svg:x="2cm" svg:y="1.474cm">
          <draw:text-box>
            <text:p text:style-name="P2"><text:span text:style-name="T1">Aluminum</text:span></text:p>
          </draw:text-box>
        </draw:frame>
        <draw:frame draw:style-name="gr2" draw:text-style-name="P3" draw:layer="layout" svg:width="3.243cm" svg:height="0.894cm" svg:x="5.243cm" svg:y="1.488cm">
          <draw:text-box>
            <text:p text:style-name="P2"><text:span text:style-name="T1">Titanium</text:span></text:p>
          </draw:text-box>
        </draw:frame>
        <draw:frame draw:style-name="gr2" draw:text-style-name="P3" draw:layer="layout" svg:width="3.243cm" svg:height="0.894cm" svg:x="8.5cm" svg:y="1.474cm">
          <draw:text-box>
            <text:p text:style-name="P2"><text:span text:style-name="T1">Chromium</text:span></text:p>
          </draw:text-box>
        </draw:frame>
        <draw:frame draw:style-name="gr2" draw:text-style-name="P3" draw:layer="layout" svg:width="3.243cm" svg:height="0.894cm" svg:x="15cm" svg:y="1.474cm">
          <draw:text-box>
            <text:p text:style-name="P2"><text:span text:style-name="T1">Vanadium</text:span></text:p>
          </draw:text-box>
        </draw:frame>
        <draw:frame draw:style-name="gr2" draw:text-style-name="P3" draw:layer="layout" svg:width="3.243cm" svg:height="0.894cm" svg:x="18.257cm" svg:y="1.488cm">
          <draw:text-box>
            <text:p text:style-name="P2"><text:span text:style-name="T1">Niobium</text:span></text:p>
          </draw:text-box>
        </draw:frame>
        <draw:frame draw:style-name="gr2" draw:text-style-name="P3" draw:layer="layout" svg:width="3.243cm" svg:height="0.894cm" svg:x="21.5cm" svg:y="1.488cm">
          <draw:text-box>
            <text:p text:style-name="P2"><text:span text:style-name="T1">Molybdenum</text:span></text:p>
          </draw:text-box>
        </draw:frame>
        <draw:frame draw:style-name="gr1" draw:text-style-name="P1" draw:layer="layout" svg:width="3.218cm" svg:height="3.218cm" svg:x="21.525cm" svg:y="2.271cm">
          <draw:image xlink:href="Pictures/1000000100000100000001000AEE0BAC.png" xlink:type="simple" xlink:show="embed" xlink:actuate="onLoad" draw:mime-type="image/png">
            <text:p/>
          </draw:image>
        </draw:frame>
        <draw:frame draw:style-name="gr1" draw:text-style-name="P1" draw:layer="layout" svg:width="3.218cm" svg:height="3.218cm" svg:x="18.268cm" svg:y="2.257cm">
          <draw:image xlink:href="Pictures/1000000100000100000001006C5C89AB.png" xlink:type="simple" xlink:show="embed" xlink:actuate="onLoad" draw:mime-type="image/png">
            <text:p/>
          </draw:image>
        </draw:frame>
        <draw:frame draw:style-name="gr1" draw:text-style-name="P1" draw:layer="layout" svg:width="3.243cm" svg:height="3.243cm" svg:x="15.025cm" svg:y="2.257cm">
          <draw:image xlink:href="Pictures/1000000100000100000001007ED05D2F.png" xlink:type="simple" xlink:show="embed" xlink:actuate="onLoad" draw:mime-type="image/png">
            <text:p/>
          </draw:image>
        </draw:frame>
        <draw:frame draw:style-name="gr1" draw:text-style-name="P1" draw:layer="layout" svg:width="3.257cm" svg:height="3.257cm" svg:x="8.473cm" svg:y="2.368cm">
          <draw:image xlink:href="Pictures/100000010000010000000100316D5DCA.png" xlink:type="simple" xlink:show="embed" xlink:actuate="onLoad" draw:mime-type="image/png">
            <text:p/>
          </draw:image>
        </draw:frame>
        <draw:frame draw:style-name="gr1" draw:text-style-name="P1" draw:layer="layout" svg:width="3.243cm" svg:height="3.243cm" svg:x="5.243cm" svg:y="2.382cm">
          <draw:image xlink:href="Pictures/1000000100000100000001002CA88564.png" xlink:type="simple" xlink:show="embed" xlink:actuate="onLoad" draw:mime-type="image/png">
            <text:p/>
          </draw:image>
        </draw:frame>
        <draw:frame draw:style-name="gr1" draw:text-style-name="P1" draw:layer="layout" svg:width="3.269cm" svg:height="3.269cm" svg:x="11.73cm" svg:y="2.368cm">
          <draw:image xlink:href="Pictures/100000010000010000000100761AA530.png" xlink:type="simple" xlink:show="embed" xlink:actuate="onLoad" draw:mime-type="image/png">
            <text:p/>
          </draw:image>
        </draw:frame>
        <draw:frame draw:style-name="gr2" draw:text-style-name="P3" draw:layer="layout" svg:width="3.243cm" svg:height="0.894cm" svg:x="11.743cm" svg:y="1.474cm">
          <draw:text-box>
            <text:p text:style-name="P2"><text:span text:style-name="T1">Cobal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tillium Web SemiBold" svg:font-family="'Titillium Web SemiBold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1T10:07:08.791771900</meta:creation-date>
    <dc:date>2025-05-11T10:26:20.505884200</dc:date>
    <meta:editing-duration>PT19M12S</meta:editing-duration>
    <meta:editing-cycles>1</meta:editing-cycles>
    <meta:document-statistic meta:object-count="37"/>
    <meta:generator>LibreOffice/25.2.2.2$Windows_X86_64 LibreOffice_project/7370d4be9e3cf6031a51beef54ff3bda878e3fac</meta:generator>
  </office:meta>
</office:document-meta>
</file>